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4591in"/>
    </style:style>
    <style:style style:name="co2" style:family="table-column">
      <style:table-column-properties fo:break-before="auto" style:column-width="3.5126in"/>
    </style:style>
    <style:style style:name="co3" style:family="table-column">
      <style:table-column-properties fo:break-before="auto" style:column-width="0.889in"/>
    </style:style>
    <style:style style:name="co4" style:family="table-column">
      <style:table-column-properties fo:break-before="auto" style:column-width="5.0543in"/>
    </style:style>
    <style:style style:name="ro1" style:family="table-row">
      <style:table-row-properties style:row-height="0.1772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1756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1.2638in" fo:break-before="auto" style:use-optimal-row-height="true"/>
    </style:style>
    <style:style style:name="ro9"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in"/>
    </style:style>
    <style:style style:name="ce2" style:family="table-cell" style:parent-style-name="Default">
      <style:table-cell-properties fo:wrap-option="wrap"/>
    </style:style>
  </office:automatic-styles>
  <office:body>
    <office:spreadsheet>
      <table:table table:name="6mac8am" table:style-name="ta1">
        <table:table-column table:style-name="co1" table:default-cell-style-name="ce1"/>
        <table:table-column table:style-name="co2" table:default-cell-style-name="Default"/>
        <table:table-column table:style-name="co3" table:default-cell-style-name="Default"/>
        <table:table-column table:style-name="co4" table:default-cell-style-name="ce2"/>
        <table:table-column table:style-name="co3" table:default-cell-style-name="Default"/>
        <table:table-row table:style-name="ro1">
          <table:table-cell office:value-type="string">
            <text:p>File no.</text:p>
          </table:table-cell>
          <table:table-cell office:value-type="string">
            <text:p>Sentence</text:p>
          </table:table-cell>
          <table:table-cell office:value-type="string">
            <text:p>newID</text:p>
          </table:table-cell>
          <table:table-cell/>
          <table:table-cell office:value-type="string">
            <text:p>newID</text:p>
          </table:table-cell>
        </table:table-row>
        <table:table-row table:style-name="ro2">
          <table:table-cell office:value-type="float" office:value="2">
            <text:p>2</text:p>
          </table:table-cell>
          <table:table-cell table:style-name="ce2" office:value-type="string">
            <text:p>selamat pagi lalu diatu kami nabur ke berita ari waifm di kuching</text:p>
          </table:table-cell>
          <table:table-cell office:value-type="string">
            <text:p>F004_001</text:p>
          </table:table-cell>
          <table:table-cell office:value-type="string">
            <text:p>btf sarawakdga dilalu dental pengelempung kerita ayoh sandik chiang </text:p>
          </table:table-cell>
          <table:table-cell office:value-type="string">
            <text:p>ibf_004_001</text:p>
          </table:table-cell>
        </table:table-row>
        <table:table-row table:style-name="ro2">
          <table:table-cell office:value-type="float" office:value="3">
            <text:p>3</text:p>
          </table:table-cell>
          <table:table-cell table:style-name="ce2" office:value-type="string">
            <text:p>ai paip di bandaraya miri enggau bekenu udah pulai baka selama belabuh ari kemari</text:p>
          </table:table-cell>
          <table:table-cell office:value-type="string">
            <text:p>F004_002</text:p>
          </table:table-cell>
          <table:table-cell office:value-type="string">
            <text:p>iki dirba harian ringat kedundung pulai bekas samah jambori kemari </text:p>
          </table:table-cell>
          <table:table-cell office:value-type="string">
            <text:p>ibf_004_002</text:p>
          </table:table-cell>
        </table:table-row>
        <table:table-row table:style-name="ro3">
          <table:table-cell office:value-type="float" office:value="4">
            <text:p>4</text:p>
          </table:table-cell>
          <table:table-cell table:style-name="ce2" office:value-type="string">
            <text:p>opis menteri dagang dalam menua gerempung kerjasama enggau pekara pembeli barang kpdnkk deka ngemata ka rega ai irup dalam botol di miri</text:p>
          </table:table-cell>
          <table:table-cell office:value-type="string">
            <text:p>F004_003</text:p>
          </table:table-cell>
          <table:table-cell office:value-type="string">
            <text:p>opis ngenjing gagang dalam luwang gelembung kerejasama anggap karap pembeli barang kpdnkk dikamatka kerajaan irup dalam butul didiri </text:p>
          </table:table-cell>
          <table:table-cell office:value-type="string">
            <text:p>ibf_004_003</text:p>
          </table:table-cell>
        </table:table-row>
        <table:table-row table:style-name="ro4">
          <table:table-cell office:value-type="string">
            <text:p>5a</text:p>
          </table:table-cell>
          <table:table-cell table:style-name="ce2" office:value-type="string">
            <text:p>perintah menua sarawak minta agih belanja ke abis nadai ya sepuluh peratus ari ungkup belanja kena meri loan ba peringkat menua malaysia diberi ngagai urang dagang mit enggau jelan pemesai di sarawak</text:p>
          </table:table-cell>
          <table:table-cell office:value-type="string">
            <text:p>F004_004</text:p>
          </table:table-cell>
          <table:table-cell office:value-type="string">
            <text:p>perintah menua srawak nyintak dibelanjaka dispunsa dayaks kurangka entusa diungkup belanja kena belon bakri danum misiah busing diberinya duranda jangin pengajaran bebesai aedes sarawaks </text:p>
          </table:table-cell>
          <table:table-cell office:value-type="string">
            <text:p>ibf_004_004</text:p>
          </table:table-cell>
        </table:table-row>
        <table:table-row table:style-name="ro5">
          <table:table-cell office:value-type="string">
            <text:p>5b</text:p>
          </table:table-cell>
          <table:table-cell table:style-name="ce2" office:value-type="string">
            <text:p>lalu tu isi berita</text:p>
          </table:table-cell>
          <table:table-cell office:value-type="string">
            <text:p>F004_005</text:p>
          </table:table-cell>
          <table:table-cell office:value-type="string">
            <text:p>eco-tourism bintang </text:p>
          </table:table-cell>
          <table:table-cell office:value-type="string">
            <text:p>ibf_004_005</text:p>
          </table:table-cell>
        </table:table-row>
        <table:table-row table:style-name="ro4">
          <table:table-cell office:value-type="float" office:value="6">
            <text:p>6</text:p>
          </table:table-cell>
          <table:table-cell table:style-name="ce2" office:value-type="string">
            <text:p>ai paip di bandaraya miri enggau bekenu udah pulai baka selama belabuh ari kemari udah bekau ke diketu sementara ketegal ai matak ba palan pemeresi ai laku ngimbai sungai liku ti kamah ketegal minyak ti siuh</text:p>
          </table:table-cell>
          <table:table-cell office:value-type="string">
            <text:p>F004_006</text:p>
          </table:table-cell>
          <table:table-cell office:value-type="string">
            <text:p>aank ayat dirba layang-layang bn-lingga bugo undang-udang pulai bekas selama mdla bohari kemari udang kahti diketu consumer entalang kedeka alai mantah bepalan commerce cif laku dimain sungai dikunsika mahfoz ketegal menyati siwa </text:p>
          </table:table-cell>
          <table:table-cell office:value-type="string">
            <text:p>ibf_004_006</text:p>
          </table:table-cell>
        </table:table-row>
        <table:table-row table:style-name="ro5">
          <table:table-cell office:value-type="float" office:value="7">
            <text:p>7</text:p>
          </table:table-cell>
          <table:table-cell table:style-name="ce2" office:value-type="string">
            <text:p>diesel siuh kena hari minggu</text:p>
          </table:table-cell>
          <table:table-cell office:value-type="string">
            <text:p>F004_007</text:p>
          </table:table-cell>
          <table:table-cell office:value-type="string">
            <text:p>disil siol tengahari minggu </text:p>
          </table:table-cell>
          <table:table-cell office:value-type="string">
            <text:p>ibf_004_007</text:p>
          </table:table-cell>
        </table:table-row>
        <table:table-row table:style-name="ro3">
          <table:table-cell office:value-type="float" office:value="8">
            <text:p>8</text:p>
          </table:table-cell>
          <table:table-cell table:style-name="ce2" office:value-type="string">
            <text:p>penolong menteri penyambung datuk lee kim shim madah ka ai paip ba kandang menua nya pulai baka selama kemari</text:p>
          </table:table-cell>
          <table:table-cell office:value-type="string">
            <text:p>F004_008</text:p>
          </table:table-cell>
          <table:table-cell office:value-type="string">
            <text:p>penulung banjir penyambung gansol dikinsil madahkan ivor kanang menuanya pulai nebahka selamat kemari </text:p>
          </table:table-cell>
          <table:table-cell office:value-type="string">
            <text:p>ibf_004_008</text:p>
          </table:table-cell>
        </table:table-row>
        <table:table-row table:style-name="ro2">
          <table:table-cell office:value-type="float" office:value="9">
            <text:p>9</text:p>
          </table:table-cell>
          <table:table-cell table:style-name="ce2" office:value-type="string">
            <text:p>taja pia ai paip ba kandang endur ti tinggi nya nyangka enda tentu kuat</text:p>
          </table:table-cell>
          <table:table-cell office:value-type="string">
            <text:p>F004_009</text:p>
          </table:table-cell>
          <table:table-cell office:value-type="string">
            <text:p>tajapia arip faedah kanang united tinggi ngenyenangka hamidah tentu gunaan </text:p>
          </table:table-cell>
          <table:table-cell office:value-type="string">
            <text:p>ibf_004_009</text:p>
          </table:table-cell>
        </table:table-row>
        <table:table-row table:style-name="ro2">
          <table:table-cell office:value-type="float" office:value="10">
            <text:p>10</text:p>
          </table:table-cell>
          <table:table-cell table:style-name="ce2" office:value-type="string">
            <text:p>iya madah ka opis bekuasa udah bejalai ka atur enggau lengkas kena meresi ai sungai nya</text:p>
          </table:table-cell>
          <table:table-cell office:value-type="string">
            <text:p>F004_010</text:p>
          </table:table-cell>
          <table:table-cell office:value-type="string">
            <text:p>yaman just curtis bekuasa unjong jalaika achuk pengelengkas kelambi siai diesel nganyam </text:p>
          </table:table-cell>
          <table:table-cell office:value-type="string">
            <text:p>ibf_004_010</text:p>
          </table:table-cell>
        </table:table-row>
        <table:table-row table:style-name="ro6">
          <table:table-cell office:value-type="float" office:value="11">
            <text:p>11</text:p>
          </table:table-cell>
          <table:table-cell table:style-name="ce2" office:value-type="string">
            <text:p>pengawa tuk dipejalai ka opis ai laku raban penyaga penusah ngenyit ari sarawak shell berhad enggau petronas opis penyaga pengelikun orang priman opis pengerara api opis polis opis rampak menua enggau opis jkr</text:p>
          </table:table-cell>
          <table:table-cell office:value-type="string">
            <text:p>F004_011</text:p>
          </table:table-cell>
          <table:table-cell office:value-type="string">
            <text:p>pengawa johnity jalai curtis salahku raban nyaga tusah ngining aries srawak siang berhad nemb petronas rubis dijaga ngelikuh ngurang priman bugis pengelala aktivis pulis stop pisang ba menuan opis jkjr </text:p>
          </table:table-cell>
          <table:table-cell office:value-type="string">
            <text:p>ibf_004_011</text:p>
          </table:table-cell>
        </table:table-row>
        <table:table-row table:style-name="ro4">
          <table:table-cell office:value-type="float" office:value="12">
            <text:p>12</text:p>
          </table:table-cell>
          <table:table-cell table:style-name="ce2" office:value-type="string">
            <text:p>datuk lee mansut ka jako tuk ngagai pengarang berita udah iya ke nyadi chairman aum endur berandau pasal penusah minyak ke siuh ngagai sungai liku ti diatur ba opis residen miri</text:p>
          </table:table-cell>
          <table:table-cell office:value-type="string">
            <text:p>F004_012</text:p>
          </table:table-cell>
          <table:table-cell office:value-type="string">
            <text:p>kasturi mansut jejak coastal ngagai ngambiska budaya synergy chairman ak unjong brandah pasal urusan minyak vokasional ngagai senga dikunchi diatur baoh apc residen ngiri </text:p>
          </table:table-cell>
          <table:table-cell office:value-type="string">
            <text:p>ibf_004_012</text:p>
          </table:table-cell>
        </table:table-row>
        <table:table-row table:style-name="ro2">
          <table:table-cell office:value-type="float" office:value="13">
            <text:p>13</text:p>
          </table:table-cell>
          <table:table-cell table:style-name="ce2" office:value-type="string">
            <text:p>bereba enggau nya general manager opis laku encik low soo onn</text:p>
          </table:table-cell>
          <table:table-cell office:value-type="string">
            <text:p>F004_013</text:p>
          </table:table-cell>
          <table:table-cell office:value-type="string">
            <text:p>berebak pengawanya jenderal manager peace laku pinsil lusong uren </text:p>
          </table:table-cell>
          <table:table-cell office:value-type="string">
            <text:p>ibf_004_013</text:p>
          </table:table-cell>
        </table:table-row>
        <table:table-row table:style-name="ro3">
          <table:table-cell office:value-type="float" office:value="14">
            <text:p>14</text:p>
          </table:table-cell>
          <table:table-cell table:style-name="ce2" office:value-type="string">
            <text:p>ti sama bisi ngulu aum pengarang berita tuk madah ka ai paip nya udah pulai baka selama kenyau ari malam hari minggu</text:p>
          </table:table-cell>
          <table:table-cell office:value-type="string">
            <text:p>F004_014</text:p>
          </table:table-cell>
          <table:table-cell office:value-type="string">
            <text:p>disaman nisi mulut aun ngarang betanchut madah chairma iyanya udah pulaika keselamatan kenyah hari malam alin mijum </text:p>
          </table:table-cell>
          <table:table-cell office:value-type="string">
            <text:p>ibf_004_014</text:p>
          </table:table-cell>
        </table:table-row>
        <table:table-row table:style-name="ro7">
          <table:table-cell office:value-type="float" office:value="16">
            <text:p>16</text:p>
          </table:table-cell>
          <table:table-cell table:style-name="ce2" office:value-type="string">
            <text:p>bereba enggau nya opis menteri dagang dalam menua gerempung kerjasama enggau pekara pembeli barang kpdnkk deka ngemata ka rega ai irup dalam botol miri bepun ari berita ti manah ka rega ai irup nya niki nyentuk ka tiga kali lipat ari ke ngelamatu kenyau ari minggu tuk kemari</text:p>
          </table:table-cell>
          <table:table-cell office:value-type="string">
            <text:p>F004_015</text:p>
          </table:table-cell>
          <table:table-cell office:value-type="string">
            <text:p>berebak lanyau opis bejejaga nyelam luwang gerempung consul manggang pekara pembeli barang kpdnkk diselamatka akar gaing dalam butul didiri bekunda dedikasi madahkan engkail nyendi kii dianjung keti jakar ditepan arif mohamad chop tengahari minggu chuk marik </text:p>
          </table:table-cell>
          <table:table-cell office:value-type="string">
            <text:p>ibf_004_015</text:p>
          </table:table-cell>
        </table:table-row>
        <table:table-row table:style-name="ro5">
          <table:table-cell office:value-type="float" office:value="17">
            <text:p>17</text:p>
          </table:table-cell>
          <table:table-cell table:style-name="ce2" office:value-type="string">
            <text:p>kepala kpdnkk miri encik zakaria awang</text:p>
          </table:table-cell>
          <table:table-cell office:value-type="string">
            <text:p>F004_016</text:p>
          </table:table-cell>
          <table:table-cell office:value-type="string">
            <text:p>kepala kpdnkk miri nz mca zakaria awang </text:p>
          </table:table-cell>
          <table:table-cell office:value-type="string">
            <text:p>ibf_004_016</text:p>
          </table:table-cell>
        </table:table-row>
        <table:table-row table:style-name="ro5">
          <table:table-cell office:value-type="float" office:value="18">
            <text:p>18</text:p>
          </table:table-cell>
          <table:table-cell table:style-name="ce2" office:value-type="string">
            <text:p>madah</text:p>
          </table:table-cell>
          <table:table-cell office:value-type="string">
            <text:p>F004_017</text:p>
          </table:table-cell>
          <table:table-cell office:value-type="string">
            <text:p>manjah </text:p>
          </table:table-cell>
          <table:table-cell office:value-type="string">
            <text:p>ibf_004_017</text:p>
          </table:table-cell>
        </table:table-row>
        <table:table-row table:style-name="ro3">
          <table:table-cell office:value-type="float" office:value="19">
            <text:p>19</text:p>
          </table:table-cell>
          <table:table-cell table:style-name="ce2" office:value-type="string">
            <text:p>madah ka bala penerit adat ari opis tuk benung meresa rega ai irup dalam botol di bandaraya miri mesjaya prima mall enggau ba emart supermarket di tudan</text:p>
          </table:table-cell>
          <table:table-cell office:value-type="string">
            <text:p>F004_018</text:p>
          </table:table-cell>
          <table:table-cell office:value-type="string">
            <text:p>madahkanaka peneritadat adventist jok menung besadungka shairena gambut chundi bandaraya village morsjaya priman nor enggaupengawa timah sebemban kindy judat </text:p>
          </table:table-cell>
          <table:table-cell office:value-type="string">
            <text:p>ibf_004_018</text:p>
          </table:table-cell>
        </table:table-row>
        <table:table-row table:style-name="ro3">
          <table:table-cell office:value-type="string">
            <text:p>20a</text:p>
          </table:table-cell>
          <table:table-cell table:style-name="ce2" office:value-type="string">
            <text:p>iya madah ka rega ai irup nya niki ketegal bala palan pemeresi ai di labir ti kamah laban minyak diesel enggau bitumen</text:p>
          </table:table-cell>
          <table:table-cell office:value-type="string">
            <text:p>F004_019</text:p>
          </table:table-cell>
          <table:table-cell office:value-type="string">
            <text:p>yamada kenegaraan lindungan nginti ditinggal bala malanjum versi ipd lam realistik ceramah gambar minyak disil ngambi chairman </text:p>
          </table:table-cell>
          <table:table-cell office:value-type="string">
            <text:p>ibf_004_019</text:p>
          </table:table-cell>
        </table:table-row>
        <table:table-row table:style-name="ro2">
          <table:table-cell office:value-type="string">
            <text:p>20b</text:p>
          </table:table-cell>
          <table:table-cell table:style-name="ce2" office:value-type="string">
            <text:p>taja pia opis menteri tuk apin nerima sebana pasal pekara tuk enggau penusah suntuk ai irup dalam botol </text:p>
          </table:table-cell>
          <table:table-cell office:value-type="string">
            <text:p>F004_020</text:p>
          </table:table-cell>
          <table:table-cell office:value-type="string">
            <text:p>sesepiak rubis banjir retoh ezaimah serebana pasal karan tok unggah penusah suntuk aidil dalam butul </text:p>
          </table:table-cell>
          <table:table-cell office:value-type="string">
            <text:p>ibf_004_020</text:p>
          </table:table-cell>
        </table:table-row>
        <table:table-row table:style-name="ro3">
          <table:table-cell office:value-type="string">
            <text:p>20c</text:p>
          </table:table-cell>
          <table:table-cell table:style-name="ce2" office:value-type="string">
            <text:p>encik awang mansut ka jako tu leboh ti ngenang pasal mensia mayuh di miri ti berebut bebeli ka ia irup dalam botol</text:p>
          </table:table-cell>
          <table:table-cell office:value-type="string">
            <text:p>F004_021</text:p>
          </table:table-cell>
          <table:table-cell office:value-type="string">
            <text:p>jawa mansut tisa kutuk luboh dimenang pasal merzan maing dvd diperebut bebeli kejayaan diirup dalam redtone </text:p>
          </table:table-cell>
          <table:table-cell office:value-type="string">
            <text:p>ibf_004_021</text:p>
          </table:table-cell>
        </table:table-row>
        <table:table-row table:style-name="ro6">
          <table:table-cell office:value-type="float" office:value="22">
            <text:p>22</text:p>
          </table:table-cell>
          <table:table-cell table:style-name="ce2" office:value-type="string">
            <text:p>kes penyakit jari kaki enggau nyawa hfmd di sarawak direpot ke majak kurang ke alai semina empat puluh sembilan iti kes bisi direpot kesari kemari enti dibanding ke enggau enam puluh tiga iti kes kena hari minggu</text:p>
          </table:table-cell>
          <table:table-cell office:value-type="string">
            <text:p>F004_022</text:p>
          </table:table-cell>
          <table:table-cell office:value-type="string">
            <text:p>kes-kes tng ngarika tinggal nyamah sja sandin disuwa diriputka manjah kurang kalas seminar gempuru semilan ditiki asg bcg kuarters tarif baharin dibandingka enggah undang beleti dianti ks tengahari minggu </text:p>
          </table:table-cell>
          <table:table-cell office:value-type="string">
            <text:p>ibf_004_022</text:p>
          </table:table-cell>
        </table:table-row>
        <table:table-row table:style-name="ro6">
          <table:table-cell office:value-type="float" office:value="23">
            <text:p>23</text:p>
          </table:table-cell>
          <table:table-cell table:style-name="ce2" office:value-type="string">
            <text:p>bilik operasi hfmd opis pengerai madah empat belas kes iti nya direpot ke di kuching sembilan di kapit tujuh di bintulu lima di samarahan tiga di serian dua di limbang dua di betong lalu mukah enggau sibu sama bisi siti kes</text:p>
          </table:table-cell>
          <table:table-cell office:value-type="string">
            <text:p>F004_023</text:p>
          </table:table-cell>
          <table:table-cell office:value-type="string">
            <text:p>billion rasin sessang midi bugis ngerai pemadas kempang rasid pks dijanji pertiwiku chia sembilan ditangkir tragedi bintulu husni manis samarahan tinggal disaman dua ngelimpang duat digantung ngelumuka ngansing bustaman dcc jks </text:p>
          </table:table-cell>
          <table:table-cell office:value-type="string">
            <text:p>ibf_004_023</text:p>
          </table:table-cell>
        </table:table-row>
        <table:table-row table:style-name="ro3">
          <table:table-cell office:value-type="float" office:value="24">
            <text:p>24</text:p>
          </table:table-cell>
          <table:table-cell table:style-name="ce2" office:value-type="string">
            <text:p>tuk ngujung ke penyampau kes penyakit nya naka ke diatu manggai ngagai seribu sembilan ratus tujuh puluh enam iti kes</text:p>
          </table:table-cell>
          <table:table-cell office:value-type="string">
            <text:p>F004_024</text:p>
          </table:table-cell>
          <table:table-cell office:value-type="string">
            <text:p>jugol sanggop nyampau gst nyengki nyangan kata digantung manggai ngajar seribu semilan ratus tuju cruise hamidi chas </text:p>
          </table:table-cell>
          <table:table-cell office:value-type="string">
            <text:p>ibf_004_024</text:p>
          </table:table-cell>
        </table:table-row>
        <table:table-row table:style-name="ro2">
          <table:table-cell office:value-type="string">
            <text:p>25a</text:p>
          </table:table-cell>
          <table:table-cell table:style-name="ce2" office:value-type="string">
            <text:p>dua bengkah palan penyaga nembiak mit di bagi menua serikai udah diasuh betutup </text:p>
          </table:table-cell>
          <table:table-cell office:value-type="string">
            <text:p>F004_025</text:p>
          </table:table-cell>
          <table:table-cell office:value-type="string">
            <text:p>dual bengkah palan kinyang salimiah melit dibagi nasi chali udah diasuh betuchuk </text:p>
          </table:table-cell>
          <table:table-cell office:value-type="string">
            <text:p>ibf_004_025</text:p>
          </table:table-cell>
        </table:table-row>
        <table:table-row table:style-name="ro2">
          <table:table-cell office:value-type="string">
            <text:p>25b</text:p>
          </table:table-cell>
          <table:table-cell table:style-name="ce2" office:value-type="string">
            <text:p>tuk ngujung ke palan penyaga nembiak mit ke ditutup nya manggai ngagai tiga puluh tiga bengkah</text:p>
          </table:table-cell>
          <table:table-cell office:value-type="string">
            <text:p>F004_026</text:p>
          </table:table-cell>
          <table:table-cell office:value-type="string">
            <text:p>tuju langkah palan penyeh gani nyambik scan dituntung nyaman jaringan ge-tiga ulutiga bengkah </text:p>
          </table:table-cell>
          <table:table-cell office:value-type="string">
            <text:p>ibf_004_026</text:p>
          </table:table-cell>
        </table:table-row>
        <table:table-row table:style-name="ro3">
          <table:table-cell office:value-type="string">
            <text:p>25c</text:p>
          </table:table-cell>
          <table:table-cell table:style-name="ce2" office:value-type="string">
            <text:p>nyentuk ke kemari dua puluh buah bengkah palan penyaga nembiak mit di bagi nemua kuching udah ditutup </text:p>
          </table:table-cell>
          <table:table-cell office:value-type="string">
            <text:p>F004_027</text:p>
          </table:table-cell>
          <table:table-cell office:value-type="string">
            <text:p>nyentukka malindo empulor dengkah palan nyan gani nyamin dibagi biak kuching kunjan dichunto </text:p>
          </table:table-cell>
          <table:table-cell office:value-type="string">
            <text:p>ibf_004_027</text:p>
          </table:table-cell>
        </table:table-row>
        <table:table-row table:style-name="ro4">
          <table:table-cell office:value-type="string">
            <text:p>25d</text:p>
          </table:table-cell>
          <table:table-cell table:style-name="ce2" office:value-type="string">
            <text:p>tuk ditangkan ke enam bengkah palan penyaga nembiak mit di bagi menua betong engggau serikai tiga di bagi menua samarahan enggau sebengkah agi di bagi menua bintulu</text:p>
          </table:table-cell>
          <table:table-cell office:value-type="string">
            <text:p>F004_028</text:p>
          </table:table-cell>
          <table:table-cell office:value-type="string">
            <text:p>jute ditanggang tenang ngengkah kuarantin yansen janudin dibagi rambor stulang intias ditagih tinggal dibagi meras samarahan dawos sebengkah haji dibagi menua bintulu </text:p>
          </table:table-cell>
          <table:table-cell office:value-type="string">
            <text:p>ibf_004_028</text:p>
          </table:table-cell>
        </table:table-row>
        <table:table-row table:style-name="ro4">
          <table:table-cell office:value-type="float" office:value="27">
            <text:p>27</text:p>
          </table:table-cell>
          <table:table-cell table:style-name="ce2" office:value-type="string">
            <text:p>sema tujuh puluh lapan peratus tauka dua ratus empat puluh tiga ari tiga ratus dua belas iti projek nkra baka ti dipadah ke menteri besai datuk seri najib tun razak udah dipejalai ke sekumbang dua taun tuk ke udah</text:p>
          </table:table-cell>
          <table:table-cell office:value-type="string">
            <text:p>F004_029</text:p>
          </table:table-cell>
          <table:table-cell office:value-type="string">
            <text:p>selmah sijah perayaan beratus tauka al-quran jussem computing jamahari tiga ratus dua belas siti projek kbns tkrs did bakat third padahka mejun gasan jesus jingan jentera razak uzir richah directors kumbang juata untuk keudah </text:p>
          </table:table-cell>
          <table:table-cell office:value-type="string">
            <text:p>ibf_004_029</text:p>
          </table:table-cell>
        </table:table-row>
        <table:table-row table:style-name="ro4">
          <table:table-cell office:value-type="float" office:value="28">
            <text:p>28</text:p>
          </table:table-cell>
          <table:table-cell table:style-name="ce2" office:value-type="string">
            <text:p>menteri pengereja asal enggau rampak menua datuk seri douglas ugah madah ke semua projek tuk beungkus dua poin dua bilion ringgit sema tiga puluh peratus ari projek tuk nyau ka tembu gaga</text:p>
          </table:table-cell>
          <table:table-cell office:value-type="string">
            <text:p>F004_030</text:p>
          </table:table-cell>
          <table:table-cell office:value-type="string">
            <text:p>ngenjing pengaja sangan rampa numan jesus sir douglas sunggah badas kesemua projek tubu ungkus duah penjual dijanji injin semak digempung ratus sarip projek thu nyangka temu gagah </text:p>
          </table:table-cell>
          <table:table-cell office:value-type="string">
            <text:p>ibf_004_030</text:p>
          </table:table-cell>
        </table:table-row>
        <table:table-row table:style-name="ro2">
          <table:table-cell office:value-type="float" office:value="29">
            <text:p>29</text:p>
          </table:table-cell>
          <table:table-cell table:style-name="ce2" office:value-type="string">
            <text:p>iya madah ke dua puluh lapan peratus ari projek tuk benong diperunding ke sereta deka dikeluar ke tender</text:p>
          </table:table-cell>
          <table:table-cell office:value-type="string">
            <text:p>F004_031</text:p>
          </table:table-cell>
          <table:table-cell office:value-type="string">
            <text:p>yamada gadong telabanka ratus salim projek top benung diperundingka sensasi kak dikeluar argentina </text:p>
          </table:table-cell>
          <table:table-cell office:value-type="string">
            <text:p>ibf_004_031</text:p>
          </table:table-cell>
        </table:table-row>
        <table:table-row table:style-name="ro2">
          <table:table-cell office:value-type="float" office:value="30">
            <text:p>30</text:p>
          </table:table-cell>
          <table:table-cell table:style-name="ce2" office:value-type="string">
            <text:p>Projek-projek tuk deka dipejalai ke berenggat kedua langgur pemansang malaysia lumpar ke sepuluh</text:p>
          </table:table-cell>
          <table:table-cell office:value-type="string">
            <text:p>F004_032</text:p>
          </table:table-cell>
          <table:table-cell office:value-type="string">
            <text:p>projek-projek jute salimiah barisan berenggat kededua langgur pemansang malaysia lumpar kesepuluh </text:p>
          </table:table-cell>
          <table:table-cell office:value-type="string">
            <text:p>ibf_004_032</text:p>
          </table:table-cell>
        </table:table-row>
        <table:table-row table:style-name="ro2">
          <table:table-cell office:value-type="float" office:value="31">
            <text:p>31</text:p>
          </table:table-cell>
          <table:table-cell table:style-name="ce2" office:value-type="string">
            <text:p>datuk seri douglas ugah madah ka semua projek tuk ngayan ka perintah enda nabur ke semaya ti bulak</text:p>
          </table:table-cell>
          <table:table-cell office:value-type="string">
            <text:p>F004_033</text:p>
          </table:table-cell>
          <table:table-cell office:value-type="string">
            <text:p>directors jejaga sunggah madah suah bejejurut ngayanka perintah nunda nambur cares semai yantie bula </text:p>
          </table:table-cell>
          <table:table-cell office:value-type="string">
            <text:p>ibf_004_033</text:p>
          </table:table-cell>
        </table:table-row>
        <table:table-row table:style-name="ro2">
          <table:table-cell office:value-type="float" office:value="32">
            <text:p>32</text:p>
          </table:table-cell>
          <table:table-cell table:style-name="ce2" office:value-type="string">
            <text:p>datuk seri douglas ugah mansut ka jaku tuk udah iya ti ngebas projek paip menua pesisir di tebedu</text:p>
          </table:table-cell>
          <table:table-cell office:value-type="string">
            <text:p>F004_034</text:p>
          </table:table-cell>
          <table:table-cell office:value-type="string">
            <text:p>texas gidan belas jugah mansi tinjar kontrol budaya tingang pas projek paya menua pesisir britain tebedu </text:p>
          </table:table-cell>
          <table:table-cell office:value-type="string">
            <text:p>ibf_004_034</text:p>
          </table:table-cell>
        </table:table-row>
        <table:table-row table:style-name="ro4">
          <table:table-cell office:value-type="float" office:value="35">
            <text:p>35</text:p>
          </table:table-cell>
          <table:table-cell table:style-name="ce2" office:value-type="string">
            <text:p>opis menteri dagang dalam menua gerempung kerjasama enggau pekara pembeli barang kpdnkk udah ngagih ka belanja 200 juta ringgit nyadi ke ungkus kena ngangkut barang nitih ka skim mela ka rega ba</text:p>
          </table:table-cell>
          <table:table-cell office:value-type="string">
            <text:p>F004_035</text:p>
          </table:table-cell>
          <table:table-cell office:value-type="string">
            <text:p>kontrek iszuan jejaga mendalam luwang gelembung services sama enggaupengawa pengulih barang kpdnkk udah ngagihka belanja dua ratus jejari indik nya dintu ungkus kenangan ugon balang dijih kristian melah keluarga umbak </text:p>
          </table:table-cell>
          <table:table-cell office:value-type="string">
            <text:p>ibf_004_035</text:p>
          </table:table-cell>
        </table:table-row>
        <table:table-row table:style-name="ro2">
          <table:table-cell office:value-type="float" office:value="36">
            <text:p>36</text:p>
          </table:table-cell>
          <table:table-cell table:style-name="ce2" office:value-type="string">
            <text:p>mela ka rega barang ba kandang menua pesisir di serata malaysia dalam taun tu</text:p>
          </table:table-cell>
          <table:table-cell office:value-type="string">
            <text:p>F004_036</text:p>
          </table:table-cell>
          <table:table-cell office:value-type="string">
            <text:p>melah keranjang balang ubah kandang bunuh stisin disandang malaysian dalan taun-taun </text:p>
          </table:table-cell>
          <table:table-cell office:value-type="string">
            <text:p>ibf_004_036</text:p>
          </table:table-cell>
        </table:table-row>
        <table:table-row table:style-name="ro8">
          <table:table-cell office:value-type="float" office:value="37">
            <text:p>37</text:p>
          </table:table-cell>
          <table:table-cell table:style-name="ce2" office:value-type="string">
            <text:p>menteri dagang dalam menua gerempung kerjasama enggau pekara pembeli barang datuk seri ismail sabri yakub madah ka seratus satu juta ringgit udah diungkup ka ngagai empat ratus lapan puluh lima bengkah endur di sarawak lalu sembilan puluh juta ringgit diungkup ke ngagai empat ratus enam puluh bengkah endur di sabah lalu ke bukai nya di semenanjung malaysia</text:p>
          </table:table-cell>
          <table:table-cell office:value-type="string">
            <text:p>F004_037</text:p>
          </table:table-cell>
          <table:table-cell office:value-type="string">
            <text:p>bejejaga dalam luwang ngelindung kerejasama enggau pekara embing balang jesus street ismail sabri yaakob palace seksual susah tujok karin unggit gula diungkupka gempak ratus lawang ke-lima berengkah prejudis serawa alus mampul juita ringin ditunggu kelimpah ratus nam empulor bentan rudy sampah nalong kubu kanyan adis semenanjung misiah </text:p>
          </table:table-cell>
          <table:table-cell office:value-type="string">
            <text:p>ibf_004_037</text:p>
          </table:table-cell>
        </table:table-row>
        <table:table-row table:style-name="ro6">
          <table:table-cell office:value-type="float" office:value="38">
            <text:p>38</text:p>
          </table:table-cell>
          <table:table-cell table:style-name="ce2" office:value-type="string">
            <text:p>sarawak enggau sabah diberi agih belanja ke besai agi laban kedai ba kandang menua pesisir ba dua bengkah menua tuk balat bendar ngasai ka penanggul ketegal pemesai belanja kena ngangkut barang ti ngujung ka sida nya enda ulih enda niki ka rega barang</text:p>
          </table:table-cell>
          <table:table-cell office:value-type="string">
            <text:p>F004_038</text:p>
          </table:table-cell>
          <table:table-cell office:value-type="string">
            <text:p>sawang ngesah badeng beijing belanjaka sandik selambar sedaya ngubahka nangup stisin bandong bengka batuk balat bendar ngasaika nanggul ketegal pemesai belajarka pengangkun balang ti ngujung sidanya tinda ulih tinda ninggi keranjang bala </text:p>
          </table:table-cell>
          <table:table-cell office:value-type="string">
            <text:p>ibf_004_038</text:p>
          </table:table-cell>
        </table:table-row>
        <table:table-row table:style-name="ro3">
          <table:table-cell office:value-type="float" office:value="39">
            <text:p>39</text:p>
          </table:table-cell>
          <table:table-cell table:style-name="ce2" office:value-type="string">
            <text:p>ari skim bantu kena ngangkut barang tuk barang ke beguna ulih dijual enggau rega ti sebaka enggau ba kandang negeri</text:p>
          </table:table-cell>
          <table:table-cell office:value-type="string">
            <text:p>F004_039</text:p>
          </table:table-cell>
          <table:table-cell office:value-type="string">
            <text:p>aris kiing bantu kenang ngangkut barang tok barang keguna kuleh dijual penghargaan disebaka tenggak ubah tandang degree </text:p>
          </table:table-cell>
          <table:table-cell office:value-type="string">
            <text:p>ibf_004_039</text:p>
          </table:table-cell>
        </table:table-row>
        <table:table-row table:style-name="ro3">
          <table:table-cell office:value-type="float" office:value="40">
            <text:p>40</text:p>
          </table:table-cell>
          <table:table-cell table:style-name="ce2" office:value-type="string">
            <text:p>iya ka madah sebedau skim tuk dipejalai ke setong gas empat belas kilogram di bario nya ditetap ka seratus empat puluh lapan ringgit</text:p>
          </table:table-cell>
          <table:table-cell office:value-type="string">
            <text:p>F004_040</text:p>
          </table:table-cell>
          <table:table-cell office:value-type="string">
            <text:p>yamada ke-sebelas kinyang tendu dijalaika setong diesempulang las kilogram diberi nyaut nyadi slta kesal sesumbar lambar linggih </text:p>
          </table:table-cell>
          <table:table-cell office:value-type="string">
            <text:p>ibf_004_040</text:p>
          </table:table-cell>
        </table:table-row>
        <table:table-row table:style-name="ro2">
          <table:table-cell office:value-type="float" office:value="41">
            <text:p>41</text:p>
          </table:table-cell>
          <table:table-cell table:style-name="ce2" office:value-type="string">
            <text:p>tang kediatu setong gas nya semina dua puluh tujuh ringgit aja retinya sebaka enggau rega gas di</text:p>
          </table:table-cell>
          <table:table-cell office:value-type="string">
            <text:p>F004_041</text:p>
          </table:table-cell>
          <table:table-cell office:value-type="string">
            <text:p>tangkan diachuk stor mds unya semina duah ketujuh sinjeng darjah engineers tebakang sarjan csd </text:p>
          </table:table-cell>
          <table:table-cell office:value-type="string">
            <text:p>ibf_004_041</text:p>
          </table:table-cell>
        </table:table-row>
        <table:table-row table:style-name="ro5">
          <table:table-cell office:value-type="float" office:value="42">
            <text:p>42</text:p>
          </table:table-cell>
          <table:table-cell table:style-name="ce2" office:value-type="string">
            <text:p>ba kandang pasar ke sema</text:p>
          </table:table-cell>
          <table:table-cell office:value-type="string">
            <text:p>F004_042</text:p>
          </table:table-cell>
          <table:table-cell office:value-type="string">
            <text:p>umbak tandang pasar sesebuah </text:p>
          </table:table-cell>
          <table:table-cell office:value-type="string">
            <text:p>ibf_004_042</text:p>
          </table:table-cell>
        </table:table-row>
        <table:table-row table:style-name="ro2">
          <table:table-cell office:value-type="float" office:value="43">
            <text:p>43</text:p>
          </table:table-cell>
          <table:table-cell table:style-name="ce2" office:value-type="string">
            <text:p>kita diatu benong mending ka berita ari waifm di kuching</text:p>
          </table:table-cell>
          <table:table-cell office:value-type="string">
            <text:p>F004_043</text:p>
          </table:table-cell>
          <table:table-cell office:value-type="string">
            <text:p>teater menung mendingka berita ari umai sandik kuching </text:p>
          </table:table-cell>
          <table:table-cell office:value-type="string">
            <text:p>ibf_004_043</text:p>
          </table:table-cell>
        </table:table-row>
        <table:table-row table:style-name="ro4">
          <table:table-cell office:value-type="float" office:value="45">
            <text:p>45</text:p>
          </table:table-cell>
          <table:table-cell table:style-name="ce2" office:value-type="string">
            <text:p>perintah menua sarawak minta agih belanja ke abis nadai ia sepuluh peratus ari ungkup belanja kena meri loan ba peringkat menua malaysia diberi ngagai orang dagang mit enggau jelan pemesai di sarawak</text:p>
          </table:table-cell>
          <table:table-cell office:value-type="string">
            <text:p>F004_044</text:p>
          </table:table-cell>
          <table:table-cell office:value-type="string">
            <text:p>perintah masak angin tajem belanjaka christina dayak sempulang ratus apu menggong belanja canna belon bab peringkat menung rafflesia diberi ngagai orang dagang nyintak jalan pengesal aedes srawak </text:p>
          </table:table-cell>
          <table:table-cell office:value-type="string">
            <text:p>ibf_004_044</text:p>
          </table:table-cell>
        </table:table-row>
        <table:table-row table:style-name="ro6">
          <table:table-cell office:value-type="float" office:value="46">
            <text:p>46</text:p>
          </table:table-cell>
          <table:table-cell table:style-name="ce2" office:value-type="string">
            <text:p>menteri pemansang industri datuk amar awang tengah ali hassan madah ka sarawak bisi udah nulis surat ngagai menteri dagang antarabangsa enggau industri datuk seri mustapha muhamad kena ke natai ka peminta tuk</text:p>
          </table:table-cell>
          <table:table-cell office:value-type="string">
            <text:p>F004_045</text:p>
          </table:table-cell>
          <table:table-cell office:value-type="string">
            <text:p>ngenchuri pemansangnya stindit joheng rawang tengahari hassan madah sarawak bis judas nulis surat nyengai bejejaga azlan mansang joannes jilid transfusi mustapha mohd kadang-kadang title peminta choo </text:p>
          </table:table-cell>
          <table:table-cell office:value-type="string">
            <text:p>ibf_004_045</text:p>
          </table:table-cell>
        </table:table-row>
        <table:table-row table:style-name="ro4">
          <table:table-cell office:value-type="float" office:value="47">
            <text:p>47</text:p>
          </table:table-cell>
          <table:table-cell table:style-name="ce2" office:value-type="string">
            <text:p>dalam surat nya menua sarawak diripot ke sedia mulai ka ungkup duit loan ti enda dikena ngagai perintah besai ngambi ka ulih diberi orang dagang ba menua-menua ti bukai</text:p>
          </table:table-cell>
          <table:table-cell office:value-type="string">
            <text:p>F004_046</text:p>
          </table:table-cell>
          <table:table-cell office:value-type="string">
            <text:p>dhal surat kenyah ngelua srawak diputus diemail jongkong jui jiran tinda ditengah ngajat perintah besain dambi kuleh jejari ngagai tulang dagang buah-buah gluma tebuka aidi </text:p>
          </table:table-cell>
          <table:table-cell office:value-type="string">
            <text:p>ibf_004_046</text:p>
          </table:table-cell>
        </table:table-row>
        <table:table-row table:style-name="ro7">
          <table:table-cell office:value-type="float" office:value="48">
            <text:p>48</text:p>
          </table:table-cell>
          <table:table-cell table:style-name="ce2" office:value-type="string">
            <text:p>datuk amar awang tengah ke lalu nyadi menteri perengka ti keguna mensia mayuh madah ba pekara logistik pemayuh asil pengawa enggau ungkus perengka pengangkut orang dagang mit enggau jelan pemesai di sarawak tuk agi tinggal ari orang dagang di semenanjung malaysia</text:p>
          </table:table-cell>
          <table:table-cell office:value-type="string">
            <text:p>F004_047</text:p>
          </table:table-cell>
          <table:table-cell office:value-type="string">
            <text:p>datuk amar awang tengah selalu nyendi menijing perenggan td gudang mensia mayuh badas kalba pekara logistik pengayuh nasit pengawa beungkus ngerenchah pengangkutan ulah dagang menyanak jalan pengasai disaman stok adit tinggal al-quran dagang aedes semenanjung felicia </text:p>
          </table:table-cell>
          <table:table-cell office:value-type="string">
            <text:p>ibf_004_047</text:p>
          </table:table-cell>
        </table:table-row>
        <table:table-row table:style-name="ro3">
          <table:table-cell office:value-type="float" office:value="49">
            <text:p>49</text:p>
          </table:table-cell>
          <table:table-cell table:style-name="ce2" office:value-type="string">
            <text:p>dalam taun tuk duit dua ratus enam puluh sembilan juta ringgit udah dikemendar kena meri loan ngagai orang dagang mit enggau jelan pemesai di serata malaysia</text:p>
          </table:table-cell>
          <table:table-cell office:value-type="string">
            <text:p>F004_048</text:p>
          </table:table-cell>
          <table:table-cell office:value-type="string">
            <text:p>jangga untut juing hindu machis pinang trus sembilan jejari injin ujan dikemendar ditanam reload nyedia nyura pemansangnya unjar jelan pemesai diserata rafflesia msssts </text:p>
          </table:table-cell>
          <table:table-cell office:value-type="string">
            <text:p>ibf_004_048</text:p>
          </table:table-cell>
        </table:table-row>
        <table:table-row table:style-name="ro3">
          <table:table-cell office:value-type="float" office:value="52">
            <text:p>52</text:p>
          </table:table-cell>
          <table:table-cell table:style-name="ce2" office:value-type="string">
            <text:p>bumiputra agenda stering unit teraju udah deka ngerembai ka pengawa sida ke sarawak ngena kimpin ke dikumbai jejak dua ribu dua belas</text:p>
          </table:table-cell>
          <table:table-cell office:value-type="string">
            <text:p>F004_049</text:p>
          </table:table-cell>
          <table:table-cell office:value-type="string">
            <text:p>cuepecs rajin daesco reunion teraju muden dipedagang remaja ngemas sida sesawa managing pnk dikumbai jijah doreen bujang razz </text:p>
          </table:table-cell>
          <table:table-cell office:value-type="string">
            <text:p>ibf_004_049</text:p>
          </table:table-cell>
        </table:table-row>
        <table:table-row table:style-name="ro3">
          <table:table-cell office:value-type="float" office:value="53">
            <text:p>53</text:p>
          </table:table-cell>
          <table:table-cell table:style-name="ce2" office:value-type="string">
            <text:p>ari kimpin jejak dua ribu belas tuk teraju deka muka pampang sida ba lima bengkah koridor ekonomi ti engkaum koridor energi menua sarawak score</text:p>
          </table:table-cell>
          <table:table-cell office:value-type="string">
            <text:p>F004_050</text:p>
          </table:table-cell>
          <table:table-cell office:value-type="string">
            <text:p>kari kimpin jejak dream begambar stok teraju dikangauka ampang sijah taklimat bengka screen jari economic singkawang koridor abg ruas srawak skor </text:p>
          </table:table-cell>
          <table:table-cell office:value-type="string">
            <text:p>ibf_004_050</text:p>
          </table:table-cell>
        </table:table-row>
        <table:table-row table:style-name="ro3">
          <table:table-cell office:value-type="float" office:value="54">
            <text:p>54</text:p>
          </table:table-cell>
          <table:table-cell table:style-name="ce2" office:value-type="string">
            <text:p>berindik ari tuk teraju deka ngatur sebengkah pengawa dalam pengelama dua hari di kuching belabuh ari sahari tuk</text:p>
          </table:table-cell>
          <table:table-cell office:value-type="string">
            <text:p>F004_051</text:p>
          </table:table-cell>
          <table:table-cell office:value-type="string">
            <text:p>berindik ari jute teraju linton nganchur sebengkah pengawa jalang mamadou azidi kuching pelabur besehari-sari to </text:p>
          </table:table-cell>
          <table:table-cell office:value-type="string">
            <text:p>ibf_004_051</text:p>
          </table:table-cell>
        </table:table-row>
        <table:table-row table:style-name="ro3">
          <table:table-cell office:value-type="float" office:value="55">
            <text:p>55</text:p>
          </table:table-cell>
          <table:table-cell table:style-name="ce2" office:value-type="string">
            <text:p>tuk nengakum pengerami endur mandang ka pengawa program sereta kaul sida enggau mayuh bengkah agensi</text:p>
          </table:table-cell>
          <table:table-cell office:value-type="string">
            <text:p>F004_052</text:p>
          </table:table-cell>
          <table:table-cell office:value-type="string">
            <text:p>training dawos ngerami ngundur mandangka pengamah program stec howel sida ngemayuh berengkah josie </text:p>
          </table:table-cell>
          <table:table-cell office:value-type="string">
            <text:p>ibf_004_052</text:p>
          </table:table-cell>
        </table:table-row>
        <table:table-row table:style-name="ro6">
          <table:table-cell office:value-type="float" office:value="56">
            <text:p>56</text:p>
          </table:table-cell>
          <table:table-cell table:style-name="ce2" office:value-type="string">
            <text:p>kepala menteri pehin seri hj abdul taib mahmud disadang deka bejadi kimpin jejak dua ribu dua belas tuk ti deka nyedia ka mayuh bengkah bantu ngagai orang dagang di sarawak nengkaum pengawa ti nyedia ka fesilisation</text:p>
          </table:table-cell>
          <table:table-cell office:value-type="string">
            <text:p>F004_053</text:p>
          </table:table-cell>
          <table:table-cell office:value-type="string">
            <text:p>kepala mejistret zaliha aziah justani mahmud disadangka jadi kimpin jejak doreen budol rascom dikan didit semariang bengka bantu ngagai orang dagang disk dilawa enggaupengawa seninjik sasar series jsjn </text:p>
          </table:table-cell>
          <table:table-cell office:value-type="string">
            <text:p>ibf_004_053</text:p>
          </table:table-cell>
        </table:table-row>
        <table:table-row table:style-name="ro2">
          <table:table-cell office:value-type="float" office:value="57">
            <text:p>57</text:p>
          </table:table-cell>
          <table:table-cell table:style-name="ce2" office:value-type="string">
            <text:p>fund ke bulih dua bilion ringgit kena mantu orang dagang di sarawak</text:p>
          </table:table-cell>
          <table:table-cell office:value-type="string">
            <text:p>F004_054</text:p>
          </table:table-cell>
          <table:table-cell office:value-type="string">
            <text:p>sains tebulih duah disilih singit kejaman tok orang dagang diseases serawa </text:p>
          </table:table-cell>
          <table:table-cell office:value-type="string">
            <text:p>ibf_004_054</text:p>
          </table:table-cell>
        </table:table-row>
        <table:table-row table:style-name="ro4">
          <table:table-cell office:value-type="float" office:value="59">
            <text:p>59</text:p>
          </table:table-cell>
          <table:table-cell table:style-name="ce2" office:value-type="string">
            <text:p>menteri penguasa pemayuh tubuh pengereja pengawa datuk seri dr s subraniam netap ka polisi ti bejalai ka tikas gaji ke pemadu mit enda ngeruga penegap ekonomi menua</text:p>
          </table:table-cell>
          <table:table-cell office:value-type="string">
            <text:p>F004_055</text:p>
          </table:table-cell>
          <table:table-cell office:value-type="string">
            <text:p>advisory pemasang pemayar tuangku mejah pengawa ventures jirau terbaik subramaniam detta curtis sinjeng jalai keti just gaji kepemadu ngiar pindaan ngeruga peneka ekonomi belelubah </text:p>
          </table:table-cell>
          <table:table-cell office:value-type="string">
            <text:p>ibf_004_055</text:p>
          </table:table-cell>
        </table:table-row>
        <table:table-row table:style-name="ro6">
          <table:table-cell office:value-type="float" office:value="60">
            <text:p>60</text:p>
          </table:table-cell>
          <table:table-cell table:style-name="ce2" office:value-type="string">
            <text:p>iya madah ke menua tuk ukai menua keterubah bejalai ka polisi bansa tuk laban sekeda menua baka amerika enggau united kingdom endang udah lama bejalai ka polisi bansa tuk lalu ekonomi menua-menua nya mega endang</text:p>
          </table:table-cell>
          <table:table-cell office:value-type="string">
            <text:p>F004_056</text:p>
          </table:table-cell>
          <table:table-cell office:value-type="string">
            <text:p>yamada chelum matu kaist menua ketrubah jalai complete disimpan satok lambat sidang luwang maskat ngerichah ngerijister sindang dilanggur kelama jalaika polis simpan satok nganchurka nomi ngelua menuanya muda kendawang </text:p>
          </table:table-cell>
          <table:table-cell office:value-type="string">
            <text:p>ibf_004_056</text:p>
          </table:table-cell>
        </table:table-row>
        <table:table-row table:style-name="ro5">
          <table:table-cell office:value-type="float" office:value="61">
            <text:p>61</text:p>
          </table:table-cell>
          <table:table-cell table:style-name="ce2" office:value-type="string">
            <text:p>nyadi aku nandu baru lalu ekonomi menua-menua nya</text:p>
          </table:table-cell>
          <table:table-cell office:value-type="string">
            <text:p>F004_057</text:p>
          </table:table-cell>
          <table:table-cell office:value-type="string">
            <text:p>enjin tebalu laluh kelawing duah menuanya </text:p>
          </table:table-cell>
          <table:table-cell office:value-type="string">
            <text:p>ibf_004_057</text:p>
          </table:table-cell>
        </table:table-row>
        <table:table-row table:style-name="ro5">
          <table:table-cell office:value-type="float" office:value="62">
            <text:p>62</text:p>
          </table:table-cell>
          <table:table-cell table:style-name="ce2" office:value-type="string">
            <text:p>mega enda kena pengerusak</text:p>
          </table:table-cell>
          <table:table-cell office:value-type="string">
            <text:p>F004_058</text:p>
          </table:table-cell>
          <table:table-cell office:value-type="string">
            <text:p>mengga aenda kanang pengerusak </text:p>
          </table:table-cell>
          <table:table-cell office:value-type="string">
            <text:p>ibf_004_058</text:p>
          </table:table-cell>
        </table:table-row>
        <table:table-row table:style-name="ro4">
          <table:table-cell office:value-type="float" office:value="63">
            <text:p>63</text:p>
          </table:table-cell>
          <table:table-cell table:style-name="ce2" office:value-type="string">
            <text:p>datuk seri dr s subranium madah ka gaji orang di menua tuk agi tubah mit lalu menua tuk patut ulih besemekih enggau menua-menua bukai baka singapore taiwan jepun enggau korea selatan</text:p>
          </table:table-cell>
          <table:table-cell office:value-type="string">
            <text:p>F004_059</text:p>
          </table:table-cell>
          <table:table-cell office:value-type="string">
            <text:p>ventures eletrik subramaniam madah digaji orang dimenang doa disemelih lalu menuan tung patut ulah besemekih gabenor numbuka nebahka singapore taiwan jipun nyaup kongres selatan </text:p>
          </table:table-cell>
          <table:table-cell office:value-type="string">
            <text:p>ibf_004_059</text:p>
          </table:table-cell>
        </table:table-row>
        <table:table-row table:style-name="ro4">
          <table:table-cell office:value-type="float" office:value="64">
            <text:p>64</text:p>
          </table:table-cell>
          <table:table-cell table:style-name="ce2" office:value-type="string">
            <text:p>apin lama tu ke udah menteri besai ti dulu suba tun dr mahathir mohamad direpot ka bisi mansut ke jako ti madah ka polisi gaji ti pemadu mit nya tau ngasuh menua tuk bankrap</text:p>
          </table:table-cell>
          <table:table-cell office:value-type="string">
            <text:p>F004_060</text:p>
          </table:table-cell>
          <table:table-cell office:value-type="string">
            <text:p>apin ngelamatu keudah menchol saaid sinjus chupak student-changing hadie mohd dipekit ijisi ngemansut jijah kok jelajah kem berisi gajet sepemanjai pengenyah tahun ngasuh menuan tebing goram </text:p>
          </table:table-cell>
          <table:table-cell office:value-type="string">
            <text:p>ibf_004_060</text:p>
          </table:table-cell>
        </table:table-row>
        <table:table-row table:style-name="ro5">
          <table:table-cell office:value-type="string">
            <text:p>66a</text:p>
          </table:table-cell>
          <table:table-cell table:style-name="ce2" office:value-type="string">
            <text:p>nyadi tuk berita gaya ari </text:p>
          </table:table-cell>
          <table:table-cell office:value-type="string">
            <text:p>F004_061</text:p>
          </table:table-cell>
          <table:table-cell office:value-type="string">
            <text:p>jazz entanggor lintang zayadi </text:p>
          </table:table-cell>
          <table:table-cell office:value-type="string">
            <text:p>ibf_004_061</text:p>
          </table:table-cell>
        </table:table-row>
        <table:table-row table:style-name="ro6">
          <table:table-cell office:value-type="string">
            <text:p>66b</text:p>
          </table:table-cell>
          <table:table-cell table:style-name="ce2" office:value-type="string">
            <text:p>opis ngemata ka gaya ari mansut ka jaku tangkan ti madah ka sekeda endur dipelilih menua miri enggau marudi ba bagi menua miri sereta pelilih menua bintulu enggau tatau di bagi menua bintulu dipelaba ka hujan nyentuk ka pagi tuk</text:p>
          </table:table-cell>
          <table:table-cell office:value-type="string">
            <text:p>F004_062</text:p>
          </table:table-cell>
          <table:table-cell office:value-type="string">
            <text:p>wisma tanggai lima ezekiel jaku tangkan timbalan fokus kededua diterit menuan disintak ngerugi bampa dimenua miri sitak pelilioh menung bintulu ngawakka antaroh dibagi menung bintulu dipelaba kujat nyendiakka angin cho </text:p>
          </table:table-cell>
          <table:table-cell office:value-type="string">
            <text:p>ibf_004_062</text:p>
          </table:table-cell>
        </table:table-row>
        <table:table-row table:style-name="ro2">
          <table:table-cell office:value-type="float" office:value="67">
            <text:p>67</text:p>
          </table:table-cell>
          <table:table-cell table:style-name="ce2" office:value-type="string">
            <text:p>gaya ari ke bansa tuk tau bendar ngujung ke penusah bah nyadi</text:p>
          </table:table-cell>
          <table:table-cell office:value-type="string">
            <text:p>F004_063</text:p>
          </table:table-cell>
          <table:table-cell office:value-type="string">
            <text:p>jaya shaari kebangsaan tutong bendar ngujungka penusah bahan nyadi </text:p>
          </table:table-cell>
          <table:table-cell office:value-type="string">
            <text:p>ibf_004_063</text:p>
          </table:table-cell>
        </table:table-row>
        <table:table-row table:style-name="ro5">
          <table:table-cell office:value-type="string">
            <text:p>68a</text:p>
          </table:table-cell>
          <table:table-cell table:style-name="ce2" office:value-type="string">
            <text:p>dikena ngujung ka berita pagi tuk tuk batang berita baru</text:p>
          </table:table-cell>
          <table:table-cell office:value-type="string">
            <text:p>F004_064</text:p>
          </table:table-cell>
          <table:table-cell office:value-type="string">
            <text:p>digelar ngujungka merintah baldi turut tubah tangan jerita baharu </text:p>
          </table:table-cell>
          <table:table-cell office:value-type="string">
            <text:p>ibf_004_064</text:p>
          </table:table-cell>
        </table:table-row>
        <table:table-row table:style-name="ro2">
          <table:table-cell office:value-type="string">
            <text:p>68b</text:p>
          </table:table-cell>
          <table:table-cell table:style-name="ce2" office:value-type="string">
            <text:p>ai paip di bandaraya miri enggau bekenu udah pulai baka selama belabuh ari kemari</text:p>
          </table:table-cell>
          <table:table-cell office:value-type="string">
            <text:p>F004_065</text:p>
          </table:table-cell>
          <table:table-cell office:value-type="string">
            <text:p>aaj rayen diemba ramd ngebu kedundung pulai markas lamoh belabuh sari zamahari </text:p>
          </table:table-cell>
          <table:table-cell office:value-type="string">
            <text:p>ibf_004_065</text:p>
          </table:table-cell>
        </table:table-row>
        <table:table-row table:style-name="ro3">
          <table:table-cell office:value-type="float" office:value="69">
            <text:p>69</text:p>
          </table:table-cell>
          <table:table-cell table:style-name="ce2" office:value-type="string">
            <text:p>opis menteri dagang dalam menua gerempung kerjasama enggau pekara pembeli barang kpdnkk deka ngemata ka rega ai irup dalam botol di miri</text:p>
          </table:table-cell>
          <table:table-cell office:value-type="string">
            <text:p>F004_066</text:p>
          </table:table-cell>
          <table:table-cell office:value-type="string">
            <text:p>ugos manjai daja antaramenua gerempung kerjasama ngangauka pemeli balang kpdnkk diselamatka tenggak irup dalam butul dbsd </text:p>
          </table:table-cell>
          <table:table-cell office:value-type="string">
            <text:p>ibf_004_066</text:p>
          </table:table-cell>
        </table:table-row>
        <table:table-row table:style-name="ro4">
          <table:table-cell office:value-type="float" office:value="70">
            <text:p>70</text:p>
          </table:table-cell>
          <table:table-cell table:style-name="ce2" office:value-type="string">
            <text:p>perintah menua sarawak minta agih belanja ke abis nadai ia sepuluh peratus ari ungkup belanja kena meri loan ba peringkat menua malaysia diberi ngagai orang dagang mit enggau jelan pemesai di sarawak</text:p>
          </table:table-cell>
          <table:table-cell office:value-type="string">
            <text:p>F004_067</text:p>
          </table:table-cell>
          <table:table-cell office:value-type="string">
            <text:p>perintah menua sesawa mintas geganjang sundays nagai hasbullah ratus sayu bebelanja fernandez lawang sparkling jenama normaziah diberinya jolanda damian unggal jalan pemesai aedes srawak </text:p>
          </table:table-cell>
          <table:table-cell office:value-type="string">
            <text:p>ibf_004_067</text:p>
          </table:table-cell>
        </table:table-row>
        <table:table-row table:style-name="ro5">
          <table:table-cell office:value-type="string">
            <text:p>71a</text:p>
          </table:table-cell>
          <table:table-cell table:style-name="ce2" office:value-type="string">
            <text:p>nya naka berita kitai ke pagi tuk</text:p>
          </table:table-cell>
          <table:table-cell office:value-type="string">
            <text:p>F004_068</text:p>
          </table:table-cell>
          <table:table-cell office:value-type="string">
            <text:p>nyereta didagangka pagi doktor </text:p>
          </table:table-cell>
          <table:table-cell office:value-type="string">
            <text:p>ibf_004_068</text:p>
          </table:table-cell>
        </table:table-row>
        <table:table-row table:style-name="ro2">
          <table:table-cell office:value-type="string">
            <text:p>71b</text:p>
          </table:table-cell>
          <table:table-cell table:style-name="ce2" office:value-type="string">
            <text:p>nyadi berita nya tadi ditusun babli kho ari bilik berita rtm di kuching lalu disalin jonathan giri </text:p>
          </table:table-cell>
          <table:table-cell office:value-type="string">
            <text:p>F004_069</text:p>
          </table:table-cell>
          <table:table-cell office:value-type="string">
            <text:p>nyali ridan zabidin jussem lembah ngerikot ari direjista ajensi corps chiang lalu disalin jenang serang jerry </text:p>
          </table:table-cell>
          <table:table-cell office:value-type="string">
            <text:p>ibf_004_069</text:p>
          </table:table-cell>
        </table:table-row>
        <table:table-row table:style-name="ro5">
          <table:table-cell office:value-type="string">
            <text:p>71c</text:p>
          </table:table-cell>
          <table:table-cell table:style-name="ce2" office:value-type="string">
            <text:p>salam satu malaysia</text:p>
          </table:table-cell>
          <table:table-cell office:value-type="string">
            <text:p>F004_070</text:p>
          </table:table-cell>
          <table:table-cell office:value-type="string">
            <text:p>salam mersat semalaysia </text:p>
          </table:table-cell>
          <table:table-cell office:value-type="string">
            <text:p>ibf_004_070</text:p>
          </table:table-cell>
        </table:table-row>
        <table:table-row table:style-name="ro9" table:number-rows-repeated="1048504">
          <table:table-cell table:number-columns-repeated="5"/>
        </table:table-row>
        <table:table-row table:style-name="ro9">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date>2013-04-26T16:08:57</dc:date>
    <dc:creator>sarah </dc:creator>
    <meta:editing-duration>P0D</meta:editing-duration>
    <meta:editing-cycles>2</meta:editing-cycles>
    <meta:document-statistic meta:table-count="1" meta:cell-count="354" meta:object-count="0"/>
  </office:meta>
</office:document-meta>
</file>